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80ee"/>
    </style:style>
    <style:style style:name="P2" style:family="paragraph" style:parent-style-name="Standard">
      <style:text-properties officeooo:rsid="00207044" officeooo:paragraph-rsid="00207044"/>
    </style:style>
    <style:style style:name="P3" style:family="paragraph" style:parent-style-name="Standard">
      <style:text-properties officeooo:rsid="0021bf0d" officeooo:paragraph-rsid="0021bf0d"/>
    </style:style>
    <style:style style:name="P4" style:family="paragraph" style:parent-style-name="Standard">
      <style:text-properties officeooo:rsid="00227a9e" officeooo:paragraph-rsid="00227a9e"/>
    </style:style>
    <style:style style:name="P5" style:family="paragraph" style:parent-style-name="Standard">
      <style:text-properties officeooo:rsid="002313c3" officeooo:paragraph-rsid="002313c3"/>
    </style:style>
    <style:style style:name="P6" style:family="paragraph" style:parent-style-name="Standard">
      <style:text-properties officeooo:rsid="002313c3" officeooo:paragraph-rsid="0028134e"/>
    </style:style>
    <style:style style:name="T1" style:family="text">
      <style:text-properties officeooo:rsid="001e80ee"/>
    </style:style>
    <style:style style:name="T2" style:family="text">
      <style:text-properties officeooo:rsid="00207044"/>
    </style:style>
    <style:style style:name="T3" style:family="text">
      <style:text-properties officeooo:rsid="00227a9e"/>
    </style:style>
    <style:style style:name="T4" style:family="text">
      <style:text-properties officeooo:rsid="0027a600"/>
    </style:style>
    <style:style style:name="T5" style:family="text">
      <style:text-properties officeooo:rsid="0027ec7a"/>
    </style:style>
    <style:style style:name="T6" style:family="text">
      <style:text-properties officeooo:rsid="002813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QL Lab</text:p>
      <text:p text:style-name="P5">Ailish Skinner </text:p>
      <text:p text:style-name="P5">Milo Boyer</text:p>
      <text:p text:style-name="P5"/>
      <text:p text:style-name="P2">4)</text:p>
      <text:p text:style-name="Standard">CREATE TABLE <text:span text:style-name="T1">IF NOT EXISTS </text:span>school_info(</text:p>
      <text:p text:style-name="Standard">univ TEXT PRIMARY KEY,</text:p>
      <text:p text:style-name="Standard">date <text:span text:style-name="T2">INTEGER</text:span>,</text:p>
      <text:p text:style-name="Standard">address TEXT,</text:p>
      <text:p text:style-name="Standard">accept_rate INTEGER,</text:p>
      <text:p text:style-name="Standard">real_accept DECIMAL);</text:p>
      <text:p text:style-name="Standard"/>
      <text:p text:style-name="Standard">INSERT INTO school_info(univ, date, address, accept_rate, real_accept)</text:p>
      <text:p text:style-name="P1">VALUES('CU', 1876, '1100 28th St, Boulder, CO 80303', 3500, .8);</text:p>
      <text:p text:style-name="P1"><text:s/></text:p>
      <text:p text:style-name="P2">5)</text:p>
      <text:p text:style-name="P2">1. SELECT name, major FROM football_players ORDER BY major ASC;</text:p>
      <text:p text:style-name="P2"><text:tab/></text:p>
      <text:p text:style-name="P2">2. <text:s/>SELECT name, rushing_yards FROM football_players WHERE rushing_yards &gt;70 ORDER BY rushing_yards ASC;</text:p>
      <text:p text:style-name="P2"/>
      <text:p text:style-name="P2">3. SELECT visitor_name, home_score, visitor_score, game_date, players FROM football_games WHERE visitor_name = 'Nebraska';</text:p>
      <text:p text:style-name="P2"/>
      <text:p text:style-name="P2">4. SELECT visitor_name, home_score, visitor_score, game_date, players FROM football_games WHERE home_score &gt; visitor_score;</text:p>
      <text:p text:style-name="P2"/>
      <text:p text:style-name="P2">5. SELECT visitor_name, game_date FROM football_games;</text:p>
      <text:p text:style-name="P2"/>
      <text:p text:style-name="P2">6. SELECT AVG(home_score) FROM football_games;</text:p>
      <text:p text:style-name="P2"/>
      <text:p text:style-name="P2">7. <text:span text:style-name="T3">SELECT major, COUNT(major) AS number_of_players FROM football_players GROUP BY major;</text:span></text:p>
      <text:p text:style-name="P2"/>
      <text:p text:style-name="P4">8. SELECT major, COUNT(major) AS number_of_players FROM football_players WHERE major = ‘CSCI’ GROUP BY major;</text:p>
      <text:p text:style-name="P2"/>
      <text:p text:style-name="P3">6)</text:p>
      <text:p text:style-name="P3">1. CREATE VIEW <text:span text:style-name="T4">view_wins</text:span> AS SELECT COUNT(<text:span text:style-name="T3">visitor_name</text:span>) FROM football_games <text:span text:style-name="T3">WHERE home_score &gt; visitor_score</text:span>;</text:p>
      <text:p text:style-name="P3"/>
      <text:p text:style-name="P3">2. <text:span text:style-name="T3">CREATE VIEW view_games AS SELECT COUNT(visitor_name) FROM football_games;</text:span></text:p>
      <text:p text:style-name="P3"/>
      <text:p text:style-name="P4">3. SELECT count::float/(SELECT count FROM <text:span text:style-name="T4">view_</text:span>games) FROM <text:span text:style-name="T4">view_</text:span>wins; </text:p>
      <text:p text:style-name="P4"/>
      <text:p text:style-name="P5">7)</text:p>
      <text:p text:style-name="P5">1. SELECT COUNT(*) FROM football_players JOIN football_games ON football_players.id = ANY(football_games.players) WH<text:span text:style-name="T4">ERE football_players.id = </text:span><text:s/>‘<text:span text:style-name="T4">Cedric Vega’</text:span>;</text:p>
      <text:p text:style-name="P6"><text:span text:style-name="T6">2. </text:span>SELECT</text:p>
      <text:p text:style-name="P6"><text:span text:style-name="T5"><text:tab/>CAST(AVG(rushing_yards) AS float)/CAST(</text:span>COUNT(*) <text:span text:style-name="T5">AS float)</text:span> </text:p>
      <text:p text:style-name="P6"><text:soft-page-break/></text:p>
      <text:p text:style-name="P6"><text:tab/>FROM football_players JOIN football_games ON football_players.id = <text:tab/>ANY(football_games.players) </text:p>
      <text:p text:style-name="P6"/>
      <text:p text:style-name="P6"><text:tab/>WH<text:span text:style-name="T4">ERE football_players.id = </text:span><text:s/>‘<text:span text:style-name="T4">Cedric Vega’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8:25:54.434389450</meta:creation-date>
    <dc:date>2019-10-18T14:51:01.650238363</dc:date>
    <meta:editing-duration>PT50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197" meta:character-count="1633" meta:non-whitespace-character-count="1454"/>
  </office:meta>
</office:document-meta>
</file>